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Linux OpenOffice.org_project/320m12$Build-9483</meta:generator>
    <dc:date>2010-10-11T20:53:46</dc:date>
    <dc:creator>Isaac Kriegman</dc:creator>
    <meta:editing-duration>PT04H57M59S</meta:editing-duration>
    <meta:editing-cycles>10</meta:editing-cycles>
    <meta:document-statistic meta:table-count="0" meta:image-count="0" meta:object-count="0" meta:page-count="1" meta:paragraph-count="19" meta:word-count="439" meta:character-count="2476"/>
  </office:meta>
</office:document-meta>
</file>